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\begin{table}[ht]</text:p>
      <text:p text:style-name="Standard">\centering</text:p>
      <text:p text:style-name="Standard">\caption{Exponentiated MLE Parameters}</text:p>
      <text:p text:style-name="Standard">\begin{tabular}{lr}</text:p>
      <text:p text:style-name="Standard">\toprule</text:p>
      <text:p text:style-name="Standard">Parameter &amp; Estimate \\</text:p>
      <text:p text:style-name="Standard">\midrule</text:p>
      <text:p text:style-name="Standard">log\_beta\_oo &amp; 0.371284 \\</text:p>
      <text:p text:style-name="Standard">log\_beta\_ow &amp; 0.001728 \\</text:p>
      <text:p text:style-name="Standard">log\_beta\_ww &amp; 0.010186 \\</text:p>
      <text:p text:style-name="Standard">log\_beta\_wo &amp; 0.097829 \\</text:p>
      <text:p text:style-name="Standard">log\_mu\_o &amp; 0.004223 \\</text:p>
      <text:p text:style-name="Standard">log\_mu\_w &amp; 0.001507 \\</text:p>
      <text:p text:style-name="Standard">\bottomrule</text:p>
      <text:p text:style-name="Standard">\end{tabular}</text:p>
      <text:p text:style-name="Standard">\end{table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13:51:16.316034630</meta:creation-date>
    <dc:date>2025-06-26T13:52:00.292685605</dc:date>
    <meta:editing-duration>PT44S</meta:editing-duration>
    <meta:editing-cycles>1</meta:editing-cycles>
    <meta:document-statistic meta:table-count="0" meta:image-count="0" meta:object-count="0" meta:page-count="1" meta:paragraph-count="16" meta:word-count="39" meta:character-count="314" meta:non-whitespace-character-count="291"/>
    <meta:generator>LibreOffice/7.4.7.2$Linux_X86_64 LibreOffice_project/40$Build-2</meta:generator>
  </office:meta>
</office:document-meta>
</file>